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cm" style:rel-width="100%" fo:margin-left="-0.18cm" fo:margin-top="0cm" fo:margin-bottom="0cm" table:align="left" style:writing-mode="lr-tb"/>
    </style:style>
    <style:style style:name="Таблица1.A" style:family="table-column">
      <style:table-column-properties style:column-width="2.672cm" style:rel-column-width="10007*"/>
    </style:style>
    <style:style style:name="Таблица1.B" style:family="table-column">
      <style:table-column-properties style:column-width="1.949cm" style:rel-column-width="7300*"/>
    </style:style>
    <style:style style:name="Таблица1.C" style:family="table-column">
      <style:table-column-properties style:column-width="1.949cm" style:rel-column-width="7301*"/>
    </style:style>
    <style:style style:name="Таблица1.D" style:family="table-column">
      <style:table-column-properties style:column-width="1.221cm" style:rel-column-width="4574*"/>
    </style:style>
    <style:style style:name="Таблица1.E" style:family="table-column">
      <style:table-column-properties style:column-width="2.009cm" style:rel-column-width="7524*"/>
    </style:style>
    <style:style style:name="Таблица1.F" style:family="table-column">
      <style:table-column-properties style:column-width="1.953cm" style:rel-column-width="7313*"/>
    </style:style>
    <style:style style:name="Таблица1.G" style:family="table-column">
      <style:table-column-properties style:column-width="2.058cm" style:rel-column-width="7707*"/>
    </style:style>
    <style:style style:name="Таблица1.H" style:family="table-column">
      <style:table-column-properties style:column-width="1.02cm" style:rel-column-width="3821*"/>
    </style:style>
    <style:style style:name="Таблица1.I" style:family="table-column">
      <style:table-column-properties style:column-width="2.665cm" style:rel-column-width="9982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0.05pt solid #000000" fo:border-bottom="0.05pt solid #000000">
        <style:background-image/>
      </style:table-cell-properties>
    </style:style>
    <style:style style:name="Таблица1.I1" style:family="table-cell">
      <style:table-cell-properties style:vertical-align="middle" fo:background-color="#f0f0f0" fo:padding-left="0.18cm" fo:padding-right="0.127cm" fo:padding-top="0.127cm" fo:padding-bottom="0.127cm" fo:border="0.05pt solid #000000">
        <style:background-image/>
      </style:table-cell-properties>
    </style:style>
    <style:style style:name="Таблица1.B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none" fo:border-top="none" fo:border-bottom="0.05pt solid #000000">
        <style:background-image/>
      </style:table-cell-properties>
    </style:style>
    <style:style style:name="Таблица1.I2" style:family="table-cell">
      <style:table-cell-properties style:vertical-align="middle" fo:background-color="#f0f0f0" fo:padding-left="0.18cm" fo:padding-right="0.127cm" fo:padding-top="0.127cm" fo:padding-bottom="0.12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505cm" fo:margin-left="-0.162cm" table:align="left" style:writing-mode="lr-tb"/>
    </style:style>
    <style:style style:name="Таблица3.A" style:family="table-column">
      <style:table-column-properties style:column-width="2.693cm"/>
    </style:style>
    <style:style style:name="Таблица3.B" style:family="table-column">
      <style:table-column-properties style:column-width="1.905cm"/>
    </style:style>
    <style:style style:name="Таблица3.C" style:family="table-column">
      <style:table-column-properties style:column-width="1.903cm"/>
    </style:style>
    <style:style style:name="Таблица3.D" style:family="table-column">
      <style:table-column-properties style:column-width="1.291cm"/>
    </style:style>
    <style:style style:name="Таблица3.E" style:family="table-column">
      <style:table-column-properties style:column-width="2cm"/>
    </style:style>
    <style:style style:name="Таблица3.G" style:family="table-column">
      <style:table-column-properties style:column-width="2.097cm"/>
    </style:style>
    <style:style style:name="Таблица3.H" style:family="table-column">
      <style:table-column-properties style:column-width="1cm"/>
    </style:style>
    <style:style style:name="Таблица3.I" style:family="table-column">
      <style:table-column-properties style:column-width="2.71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="0.05pt solid #000000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7.691cm"/>
    </style:style>
    <style:style style:name="Таблица2.B" style:family="table-column">
      <style:table-column-properties style:column-width="9.19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f25d8" officeooo:paragraph-rsid="000f25d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9pt" style:font-size-asian="9pt" style:font-name-complex="Times New Roman1" style:font-size-complex="9pt"/>
    </style:style>
    <style:style style:name="P17" style:family="paragraph" style:parent-style-name="Standard">
      <style:paragraph-properties fo:margin-top="0cm" fo:margin-bottom="0cm" style:contextual-spacing="false"/>
      <style:text-properties style:font-name="Verdana" fo:font-size="8pt" style:font-size-asian="8pt" style:font-size-complex="8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Verdana" fo:font-size="8pt" style:font-size-asian="8pt" style:font-size-complex="8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Verdana" fo:font-size="8pt" officeooo:rsid="000f25d8" officeooo:paragraph-rsid="000f25d8" style:font-name-asian="Times New Roman1" style:font-size-asian="8pt" style:font-name-complex="Times New Roman1" style:font-size-complex="8p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use-window-font-color="true" fo:font-size="12pt" officeooo:rsid="000f25d8" officeooo:paragraph-rsid="000f25d8" style:font-size-asian="12pt" style:font-size-complex="12pt" style:font-style-complex="italic" style:font-weight-complex="bold"/>
    </style:style>
    <style:style style:name="P21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2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24" style:family="paragraph" style:parent-style-name="Standard">
      <style:paragraph-properties fo:margin-left="0cm" fo:margin-right="0cm" fo:margin-top="0.212cm" fo:margin-bottom="0.353cm" style:contextual-spacing="false" fo:text-align="justify" style:justify-single-word="false" fo:text-indent="0.951cm" style:auto-text-indent="false"/>
      <style:text-properties style:use-window-font-color="true" fo:font-size="12pt" officeooo:rsid="000f25d8" officeooo:paragraph-rsid="000f25d8" style:font-size-asian="12pt" style:language-asian="ru" style:country-asian="RU" style:font-size-complex="12pt"/>
    </style:style>
    <style:style style:name="P25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/>
    </style:style>
    <style:style style:name="T3" style:family="text">
      <style:text-properties style:use-window-font-color="true" officeooo:rsid="000f25d8"/>
    </style:style>
    <style:style style:name="T4" style:family="text">
      <style:text-properties style:use-window-font-color="true" officeooo:rsid="0011cbea"/>
    </style:style>
    <style:style style:name="T5" style:family="text">
      <style:text-properties officeooo:rsid="0011cb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ИЛОЖЕНИЕ</text:p>
      <text:p text:style-name="P5">к претензии по договору</text:p>
      <text:p text:style-name="P20">{{НаименованиеДоговора}}</text:p>
      <text:p text:style-name="P4"/>
      <text:p text:style-name="P10">Расчет процентов</text:p>
      <text:p text:style-name="P10">по ст.395 ГК РФ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rows-spanned="2" office:value-type="string">
            <text:p text:style-name="P18">Задолженность,<text:line-break/>руб.</text:p>
          </table:table-cell>
          <table:table-cell table:style-name="Таблица1.A1" table:number-columns-spanned="3" office:value-type="string">
            <text:p text:style-name="P18">Период просрочки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18">Оплата</text:p>
          </table:table-cell>
          <table:covered-table-cell/>
          <table:table-cell table:style-name="Таблица1.A1" office:value-type="string">
            <text:p text:style-name="P18">Процентная<text:line-break/>ставка</text:p>
          </table:table-cell>
          <table:table-cell table:style-name="Таблица1.A1" office:value-type="string">
            <text:p text:style-name="P18">Дней<text:line-break/>в<text:line-break/>году</text:p>
          </table:table-cell>
          <table:table-cell table:style-name="Таблица1.I1" office:value-type="string">
            <text:p text:style-name="P18">Проценты,<text:line-break/>руб.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18">c</text:p>
          </table:table-cell>
          <table:table-cell table:style-name="Таблица1.B2" office:value-type="string">
            <text:p text:style-name="P18">по</text:p>
          </table:table-cell>
          <table:table-cell table:style-name="Таблица1.B2" office:value-type="string">
            <text:p text:style-name="P18">  дни  </text:p>
          </table:table-cell>
          <table:table-cell table:style-name="Таблица1.B2" office:value-type="string">
            <text:p text:style-name="P18">сумма, руб.</text:p>
          </table:table-cell>
          <table:table-cell table:style-name="Таблица1.B2" office:value-type="string">
            <text:p text:style-name="P18">дата</text:p>
          </table:table-cell>
          <table:table-cell table:style-name="Таблица1.B2" office:value-type="string">
            <text:p text:style-name="P17"/>
          </table:table-cell>
          <table:table-cell table:style-name="Таблица1.B2" office:value-type="string">
            <text:p text:style-name="P17"/>
          </table:table-cell>
          <table:table-cell table:style-name="Таблица1.I2" office:value-type="string">
            <text:p text:style-name="P17"/>
          </table:table-cell>
        </table:table-row>
        <table:table-row table:style-name="Таблица1.1">
          <table:table-cell table:style-name="Таблица1.B2" office:value-type="string">
            <text:p text:style-name="P18">[1]</text:p>
          </table:table-cell>
          <table:table-cell table:style-name="Таблица1.B2" office:value-type="string">
            <text:p text:style-name="P18">[2]</text:p>
          </table:table-cell>
          <table:table-cell table:style-name="Таблица1.B2" office:value-type="string">
            <text:p text:style-name="P18">[3]</text:p>
          </table:table-cell>
          <table:table-cell table:style-name="Таблица1.B2" office:value-type="string">
            <text:p text:style-name="P18">[4]</text:p>
          </table:table-cell>
          <table:table-cell table:style-name="Таблица1.B2" office:value-type="string">
            <text:p text:style-name="P18">[5]</text:p>
          </table:table-cell>
          <table:table-cell table:style-name="Таблица1.B2" office:value-type="string">
            <text:p text:style-name="P18">[6]</text:p>
          </table:table-cell>
          <table:table-cell table:style-name="Таблица1.B2" office:value-type="string">
            <text:p text:style-name="P18">[7]</text:p>
          </table:table-cell>
          <table:table-cell table:style-name="Таблица1.B2" office:value-type="string">
            <text:p text:style-name="P18">[8]</text:p>
          </table:table-cell>
          <table:table-cell table:style-name="Таблица1.I2" office:value-type="string">
            <text:p text:style-name="P18">[1]×[4]×[7]/[8]</text:p>
          </table:table-cell>
        </table:table-row>
      </table:table>
      <text:p text:style-name="P14"><text:bookmark text:name="_GoBack"/>{{#РасчетПроцента}}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C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office:value-type="string">
            <text:p text:style-name="P19">{{Задолженность}}</text:p>
          </table:table-cell>
          <table:table-cell table:style-name="Таблица3.A1" office:value-type="string">
            <text:p text:style-name="P19">{{ПериодС}}</text:p>
          </table:table-cell>
          <table:table-cell table:style-name="Таблица3.A1" office:value-type="string">
            <text:p text:style-name="P19">{{ПериодПо}}</text:p>
          </table:table-cell>
          <table:table-cell table:style-name="Таблица3.A1" office:value-type="string">
            <text:p text:style-name="P19">{{ПериодДни}}</text:p>
          </table:table-cell>
          <table:table-cell table:style-name="Таблица3.A1" office:value-type="string">
            <text:p text:style-name="P19">{{ОплатаСумма}}</text:p>
          </table:table-cell>
          <table:table-cell table:style-name="Таблица3.A1" office:value-type="string">
            <text:p text:style-name="P19">{{ОплатаДата}}</text:p>
          </table:table-cell>
          <table:table-cell table:style-name="Таблица3.A1" office:value-type="string">
            <text:p text:style-name="P19">{{Процент}}</text:p>
          </table:table-cell>
          <table:table-cell table:style-name="Таблица3.A1" office:value-type="string">
            <text:p text:style-name="P19">{{ДнейВГоду}}</text:p>
          </table:table-cell>
          <table:table-cell table:style-name="Таблица3.I1" office:value-type="string">
            <text:p text:style-name="P19">{{ПроцентСумма}}</text:p>
          </table:table-cell>
        </table:table-row>
      </table:table>
      <text:p text:style-name="P14">{{/РасчетПроцента}}</text:p>
      <text:p text:style-name="P4"><text:tab/></text:p>
      <text:p text:style-name="P4"/>
      <text:p text:style-name="P24">{{Отправитель.РуководительДолжность}}</text:p>
      <text:p text:style-name="P23"><text:span text:style-name="T3">{{Отправитель.Наименование}}</text:span><text:tab/> <text:s text:c="26"/><text:span text:style-name="T4">{{ShortName(Отправитель.РкуоводительФИО)}}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11">В Арбитражный суд ХМАО-Югры</text:p>
            <text:p text:style-name="P7">628011, г. Ханты-Мансийск, ул. Мира, 27</text:p>
            <text:p text:style-name="P6"/>
          </table:table-cell>
        </table:table-row>
        <table:table-row table:style-name="Таблица2.1">
          <table:table-cell table:style-name="Таблица2.A1" office:value-type="string">
            <text:p text:style-name="P9">Истец:</text:p>
            <text:p text:style-name="P9"/>
            <text:p text:style-name="P9"/>
            <text:p text:style-name="P9"/>
            <text:p text:style-name="P9"/>
            <text:p text:style-name="P9"/>
            <text:p text:style-name="P13"><text:s/>Представитель истца:</text:p>
          </table:table-cell>
          <table:table-cell table:style-name="Таблица2.A1" office:value-type="string">
            <text:p text:style-name="P3">Сокол Элеонора Юрьевна</text:p>
            <text:p text:style-name="P3">Дата и место рождения: 08.11.1966, г. Орджоникидзе Республики Северная Осетия-Алания</text:p>
            <text:p text:style-name="P3">г. Волгоград, ул. Электролесовская, д. 86, кв. 42</text:p>
            <text:p text:style-name="P3"/>
            <text:p text:style-name="P12"><text:s/>Ворфаламеев Дмитрий Артурович</text:p>
            <text:p text:style-name="P12">Тел. +7 922 478 40 18</text:p>
            <text:p text:style-name="P2"><text:span text:style-name="T2">e</text:span><text:span text:style-name="T1">-</text:span><text:span text:style-name="T2">mail</text:span><text:span text:style-name="T1">: </text:span><text:span text:style-name="T2">vorfalameev</text:span><text:span text:style-name="T1">.</text:span><text:span text:style-name="T2">d</text:span><text:span text:style-name="T1">@</text:span><text:span text:style-name="T2">mail</text:span><text:span text:style-name="T1">.</text:span><text:span text:style-name="T2">ru</text:span></text:p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9">Ответчик:</text:p>
          </table:table-cell>
          <table:table-cell table:style-name="Таблица2.A1" office:value-type="string">
            <text:p text:style-name="P3">ООО «Агростройинвест»</text:p>
            <text:p text:style-name="P3">ОГРН 1063444064650, ИНН 3444139842</text:p>
            <text:p text:style-name="P3">628280, ХМАО-Югра, г. Мегион, ул. Береговая, д. 11, стр. 2, каб. № 1-2</text:p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15"/>
          </table:table-cell>
        </table:table-row>
      </table:table>
      <text:p text:style-name="P10">Ходатайство</text:p>
      <text:p text:style-name="P10">об участии в предварительном судебном заседании посредством видеоконференц-связи</text:p>
      <text:p text:style-name="P21"/>
      <text:p text:style-name="P22"><text:tab/>Сокол Элеонорой Юрьевной предъявлен иск к ООО «Агростройинвест» о взыскании действительной стоимости доли и процентов за нарушение срока исполнения обязательства. </text:p>
      <text:p text:style-name="P22"><text:tab/>Истец просит предоставить возможность участия в предварительном судебном заседании посредством видеоконференц-связи при содействии Арбитражного суда Западно-Сибирского округа (в связи с нахождением представителя истца в г. Тюмени).</text:p>
      <text:p text:style-name="P22"/>
      <text:p text:style-name="P22"/>
      <text:p text:style-name="P22"/>
      <text:p text:style-name="P22">Представитель истца</text:p>
      <text:p text:style-name="P22">по доверенности<text:tab/><text:tab/><text:tab/><text:tab/><text:tab/><text:tab/><text:tab/><text:tab/><text:tab/>Ворфаламеев Д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501cm" fo:margin-bottom="1.251cm" fo:margin-left="2.50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11</meta:initial-creator>
    <meta:editing-cycles>7</meta:editing-cycles>
    <meta:creation-date>2019-04-19T04:38:00</meta:creation-date>
    <dc:date>2019-09-13T09:54:10.427646264</dc:date>
    <meta:editing-duration>PT46S</meta:editing-duration>
    <meta:generator>LibreOffice/4.2.8.2$Linux_x86 LibreOffice_project/420m0$Build-2</meta:generator>
    <meta:document-statistic meta:table-count="3" meta:image-count="0" meta:object-count="0" meta:page-count="2" meta:paragraph-count="59" meta:word-count="179" meta:character-count="1539" meta:non-whitespace-character-count="13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